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numGear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ratio</text:p>
          </table:table-cell>
          <table:table-cell table:formula="of:=[.B2]/[.B1]" office:value-type="float" office:value="0.818181818181818" calcext:value-type="float">
            <text:p>0.818181818181818</text:p>
          </table:table-cell>
          <table:table-cell/>
        </table:table-row>
        <table:table-row table:style-name="ro1">
          <table:table-cell office:value-type="string" calcext:value-type="string">
            <text:p>numPinion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PA</text:p>
          </table:table-cell>
          <table:table-cell table:formula="of:=ATAN(SIN([.B6])/[.F1])" office:value-type="float" office:value="0.88506681588861" calcext:value-type="float">
            <text:p>0.88506681588861</text:p>
          </table:table-cell>
          <table:table-cell table:formula="of:=[.F2]*180/PI()" office:value-type="float" office:value="50.7105931374996" calcext:value-type="float">
            <text:p>50.7105931374996</text:p>
          </table:table-cell>
        </table:table-row>
        <table:table-row table:style-name="ro1">
          <table:table-cell office:value-type="string" calcext:value-type="string">
            <text:p>module</text:p>
          </table:table-cell>
          <table:table-cell office:value-type="float" office:value="5.593454" calcext:value-type="float">
            <text:p>5.593454</text:p>
          </table:table-cell>
          <table:table-cell table:number-columns-repeated="2"/>
          <table:table-cell office:value-type="string" calcext:value-type="string">
            <text:p>pinionPA</text:p>
          </table:table-cell>
          <table:table-cell table:formula="of:=([.B6])-[.F2]" office:value-type="float" office:value="0.685729510906286" calcext:value-type="float">
            <text:p>0.685729510906286</text:p>
          </table:table-cell>
          <table:table-cell table:formula="of:=[.F3]*180/PI()" office:value-type="float" office:value="39.2894068625004" calcext:value-type="float">
            <text:p>39.2894068625004</text:p>
          </table:table-cell>
        </table:table-row>
        <table:table-row table:style-name="ro1">
          <table:table-cell office:value-type="string" calcext:value-type="string">
            <text:p>backlash</text:p>
          </table:table-cell>
          <table:table-cell office:value-type="float" office:value="0.1" calcext:value-type="float">
            <text:p>0.1</text:p>
          </table:table-cell>
          <table:table-cell table:number-columns-repeated="2"/>
          <table:table-cell office:value-type="string" calcext:value-type="string">
            <text:p>pitch</text:p>
          </table:table-cell>
          <table:table-cell table:formula="of:=[.B3]*[.B1]" office:value-type="float" office:value="61.527994" calcext:value-type="float">
            <text:p>61.527994</text:p>
          </table:table-cell>
          <table:table-cell/>
        </table:table-row>
        <table:table-row table:style-name="ro1">
          <table:table-cell office:value-type="string" calcext:value-type="string">
            <text:p>clearance</text:p>
          </table:table-cell>
          <table:table-cell office:value-type="float" office:value="1.5" calcext:value-type="float">
            <text:p>1.5</text:p>
          </table:table-cell>
          <table:table-cell table:number-columns-repeated="2"/>
          <table:table-cell office:value-type="string" calcext:value-type="string">
            <text:p>pinionPitch</text:p>
          </table:table-cell>
          <table:table-cell table:formula="of:=[.B3]*[.B2]" office:value-type="float" office:value="50.341086" calcext:value-type="float">
            <text:p>50.341086</text:p>
          </table:table-cell>
          <table:table-cell/>
        </table:table-row>
        <table:table-row table:style-name="ro1">
          <table:table-cell office:value-type="string" calcext:value-type="string">
            <text:p>shaft angle</text:p>
          </table:table-cell>
          <table:table-cell table:formula="of:=[.C6] * PI() /180" office:value-type="float" office:value="1.5707963267949" calcext:value-type="float">
            <text:p>1.5707963267949</text:p>
          </table:table-cell>
          <table:table-cell office:value-type="float" office:value="90" calcext:value-type="float">
            <text:p>90</text:p>
          </table:table-cell>
          <table:table-cell/>
          <table:table-cell office:value-type="string" calcext:value-type="string">
            <text:p>innerCone</text:p>
          </table:table-cell>
          <table:table-cell table:formula="of:=[.F4]/(2 * SIN([.F2]))" office:value-type="float" office:value="39.7489590597145" calcext:value-type="float">
            <text:p>39.7489590597145</text:p>
          </table:table-cell>
          <table:table-cell/>
        </table:table-row>
        <table:table-row table:style-name="ro1">
          <table:table-cell office:value-type="string" calcext:value-type="string">
            <text:p>FA</text:p>
          </table:table-cell>
          <table:table-cell table:formula="of:=[.C7] * PI() /180" office:value-type="float" office:value="1.0471975511966" calcext:value-type="float">
            <text:p>1.0471975511966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addendum</text:p>
          </table:table-cell>
          <table:table-cell table:formula="of:=[.F6]*TAN([.B7]-[.F2]) - [.B9] * SIN([.B7])/COS([.B7]-[.F2])" office:value-type="float" office:value="6.5015958386099" calcext:value-type="float">
            <text:p>6.5015958386099</text:p>
          </table:table-cell>
          <table:table-cell/>
        </table:table-row>
        <table:table-row table:style-name="ro1">
          <table:table-cell office:value-type="string" calcext:value-type="string">
            <text:p>RA</text:p>
          </table:table-cell>
          <table:table-cell table:formula="of:=[.C8] * PI() /180" office:value-type="float" office:value="0.698131700797732" calcext:value-type="float">
            <text:p>0.698131700797732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dedendum</text:p>
          </table:table-cell>
          <table:table-cell table:formula="of:=[.F6]*TAN([.F2]-[.B8]) - ([.B10]) * SIN([.B8])/COS([.F2]-[.B8])" office:value-type="float" office:value="8.0023519644943" calcext:value-type="float">
            <text:p>8.0023519644943</text:p>
          </table:table-cell>
          <table:table-cell/>
        </table:table-row>
        <table:table-row table:style-name="ro1">
          <table:table-cell office:value-type="string" calcext:value-type="string">
            <text:p>FCO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pinionFA</text:p>
          </table:table-cell>
          <table:table-cell table:formula="of:=[.B6]-[.B8]" office:value-type="float" office:value="0.872664625997165" calcext:value-type="float">
            <text:p>0.872664625997165</text:p>
          </table:table-cell>
          <table:table-cell table:formula="of:=[.F9]*180/PI()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RCO</text:p>
          </table:table-cell>
          <table:table-cell office:value-type="float" office:value="-0.74" calcext:value-type="float">
            <text:p>-0.74</text:p>
          </table:table-cell>
          <table:table-cell table:number-columns-repeated="2"/>
          <table:table-cell office:value-type="string" calcext:value-type="string">
            <text:p>pinionRA</text:p>
          </table:table-cell>
          <table:table-cell table:formula="of:=[.B6]-[.B7]" office:value-type="float" office:value="0.523598775598299" calcext:value-type="float">
            <text:p>0.523598775598299</text:p>
          </table:table-cell>
          <table:table-cell table:formula="of:=[.F10]*180/PI()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ICD</text:p>
          </table:table-cell>
          <table:table-cell office:value-type="float" office:value="19.43" calcext:value-type="float">
            <text:p>19.43</text:p>
          </table:table-cell>
          <table:table-cell table:number-columns-repeated="2"/>
          <table:table-cell office:value-type="string" calcext:value-type="string">
            <text:p>pinionAddendum</text:p>
          </table:table-cell>
          <table:table-cell table:style-name="ce1" table:formula="of:=[.F8]-[.B5]/COS([.F9]-[.F3])" office:value-type="float" office:value="6.47575630610595" calcext:value-type="float">
            <text:p>6.47575630610595</text:p>
          </table:table-cell>
          <table:table-cell/>
        </table:table-row>
        <table:table-row table:style-name="ro1">
          <table:table-cell office:value-type="string" calcext:value-type="string">
            <text:p>OCD</text:p>
          </table:table-cell>
          <table:table-cell office:value-type="float" office:value="60" calcext:value-type="float">
            <text:p>60</text:p>
          </table:table-cell>
          <table:table-cell table:number-columns-repeated="2"/>
          <table:table-cell office:value-type="string" calcext:value-type="string">
            <text:p>pinionDedendum</text:p>
          </table:table-cell>
          <table:table-cell table:formula="of:=[.F7]+([.B5]/COS([.F9]-[.F3]))" office:value-type="float" office:value="8.02819149699825" calcext:value-type="float">
            <text:p>8.02819149699825</text:p>
          </table:table-cell>
          <table:table-cell table:formula="of:=[.F12]-[.F7]" office:value-type="float" office:value="1.52659565838835" calcext:value-type="float">
            <text:p>1.52659565838835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pinionFCO</text:p>
          </table:table-cell>
          <table:table-cell table:formula="of:=(COS([.F9]-[.F3])/SIN([.F9]))*(-[.F6]*TAN([.F9]-[.F3]) + [.F11])" office:value-type="float" office:value="-1.33717720692723" calcext:value-type="float">
            <text:p>-1.33717720692723</text:p>
          </table:table-cell>
          <table:table-cell table:formula="of:=([.F6]*TAN([.F9]-[.F3]) - [.F11])" office:value-type="float" office:value="1.04249911644312" calcext:value-type="float">
            <text:p>1.04249911644312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pinionRCO</text:p>
          </table:table-cell>
          <table:table-cell table:formula="of:=(COS([.F3]-[.F10])/SIN([.F10]))*([.F6]*TAN([.F3]-[.F10]) -[.F12])" office:value-type="float" office:value="-3.0131504764342" calcext:value-type="float">
            <text:p>-3.0131504764342</text:p>
          </table:table-cell>
          <table:table-cell table:formula="of:=([.F6]*TAN([.F3]-[.F10]) -[.F12])" office:value-type="float" office:value="-1.52659565838835" calcext:value-type="float">
            <text:p>-1.5265956583883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Adwaita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0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8-09T18:08:44.599904300</meta:creation-date>
    <dc:date>2025-08-09T22:41:22.530172496</dc:date>
    <meta:editing-duration>PT2H36M14S</meta:editing-duration>
    <meta:editing-cycles>1</meta:editing-cycles>
    <meta:document-statistic meta:table-count="1" meta:cell-count="62" meta:object-count="0"/>
    <meta:generator>LibreOffice/25.2.5.2$Linux_X86_64 LibreOffice_project/520$Build-2</meta:generator>
  </office:meta>
</office:document-meta>
</file>